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ESCR</text:p>
          </table:table-cell>
          <table:table-cell office:value-type="string">
            <text:p>CODE</text:p>
          </table:table-cell>
          <table:table-cell office:value-type="string">
            <text:p>PREDECESSORS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MODE</text:p>
          </table:table-cell>
        </table:table-row>
        <table:table-row>
          <table:table-cell office:value-type="string">
            <text:p>Task 1</text:p>
          </table:table-cell>
          <table:table-cell office:value-type="string">
            <text:p>A</text:p>
          </table:table-cell>
          <table:table-cell office:value-type="string">
            <text:p/>
          </table:table-cell>
          <table:table-cell office:value="5" office:value-type="float"/>
          <table:table-cell office:value="8" office:value-type="float"/>
          <table:table-cell office:value="7" office:value-type="float"/>
        </table:table-row>
        <table:table-row>
          <table:table-cell office:value-type="string">
            <text:p>Task 2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="7" office:value-type="float"/>
          <table:table-cell office:value="12" office:value-type="float"/>
          <table:table-cell office:value="9" office:value-type="float"/>
        </table:table-row>
        <table:table-row>
          <table:table-cell office:value-type="string">
            <text:p>Task 3</text:p>
          </table:table-cell>
          <table:table-cell office:value-type="string">
            <text:p>C</text:p>
          </table:table-cell>
          <table:table-cell office:value-type="string">
            <text:p>AB</text:p>
          </table:table-cell>
          <table:table-cell office:value="2" office:value-type="float"/>
          <table:table-cell office:value="3" office:value-type="float"/>
          <table:table-cell office:value="3" office:value-type="float"/>
        </table:table-row>
        <table:table-row>
          <table:table-cell office:value-type="string">
            <text:p>Task 4</text:p>
          </table:table-cell>
          <table:table-cell office:value-type="string">
            <text:p>D</text:p>
          </table:table-cell>
          <table:table-cell office:value-type="string">
            <text:p>ABC</text:p>
          </table:table-cell>
          <table:table-cell office:value="4" office:value-type="float"/>
          <table:table-cell office:value="5" office:value-type="float"/>
          <table:table-cell office:value="5" office:value-type="float"/>
        </table:table-row>
        <table:table-row>
          <table:table-cell office:value-type="string">
            <text:p>Task 5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="3" office:value-type="float"/>
          <table:table-cell office:value="5" office:value-type="float"/>
          <table:table-cell office:value="4" office:value-type="float"/>
        </table:table-row>
        <table:table-row>
          <table:table-cell office:value-type="string">
            <text:p>Task 6</text:p>
          </table:table-cell>
          <table:table-cell office:value-type="string">
            <text:p>F</text:p>
          </table:table-cell>
          <table:table-cell office:value-type="string">
            <text:p>AC</text:p>
          </table:table-cell>
          <table:table-cell office:value="4" office:value-type="float"/>
          <table:table-cell office:value="7" office:value-type="float"/>
          <table:table-cell office:value="6" office:value-type="float"/>
        </table:table-row>
        <table:table-row>
          <table:table-cell office:value-type="string">
            <text:p>Task 7</text:p>
          </table:table-cell>
          <table:table-cell office:value-type="string">
            <text:p>G</text:p>
          </table:table-cell>
          <table:table-cell office:value-type="string">
            <text:p>ABC</text:p>
          </table:table-cell>
          <table:table-cell office:value="4" office:value-type="float"/>
          <table:table-cell office:value="6" office:value-type="float"/>
          <table:table-cell office:value="5" office:value-type="float"/>
        </table:table-row>
        <table:table-row>
          <table:table-cell office:value-type="string">
            <text:p>Task 8</text:p>
          </table:table-cell>
          <table:table-cell office:value-type="string">
            <text:p>H</text:p>
          </table:table-cell>
          <table:table-cell office:value-type="string">
            <text:p/>
          </table:table-cell>
          <table:table-cell office:value="5" office:value-type="float"/>
          <table:table-cell office:value="7" office:value-type="float"/>
          <table:table-cell office:value="6" office:value-type="float"/>
        </table:table-row>
        <table:table-row>
          <table:table-cell office:value-type="string">
            <text:p>Task 9</text:p>
          </table:table-cell>
          <table:table-cell office:value-type="string">
            <text:p>I</text:p>
          </table:table-cell>
          <table:table-cell office:value-type="string">
            <text:p>ABH</text:p>
          </table:table-cell>
          <table:table-cell office:value="5" office:value-type="float"/>
          <table:table-cell office:value="8" office:value-type="float"/>
          <table:table-cell office:value="6" office:value-type="float"/>
        </table:table-row>
        <table:table-row>
          <table:table-cell office:value-type="string">
            <text:p>Task 10</text:p>
          </table:table-cell>
          <table:table-cell office:value-type="string">
            <text:p>J</text:p>
          </table:table-cell>
          <table:table-cell office:value-type="string">
            <text:p>B</text:p>
          </table:table-cell>
          <table:table-cell office:value="6" office:value-type="float"/>
          <table:table-cell office:value="9" office:value-type="float"/>
          <table:table-cell office:value="8" office:value-type="float"/>
        </table:table-row>
        <table:table-row>
          <table:table-cell office:value-type="string">
            <text:p>Task 11</text:p>
          </table:table-cell>
          <table:table-cell office:value-type="string">
            <text:p>K</text:p>
          </table:table-cell>
          <table:table-cell office:value-type="string">
            <text:p/>
          </table:table-cell>
          <table:table-cell office:value="7" office:value-type="float"/>
          <table:table-cell office:value="11" office:value-type="float"/>
          <table:table-cell office:value="9" office:value-type="float"/>
        </table:table-row>
        <table:table-row>
          <table:table-cell office:value-type="string">
            <text:p>Task 12</text:p>
          </table:table-cell>
          <table:table-cell office:value-type="string">
            <text:p>L</text:p>
          </table:table-cell>
          <table:table-cell office:value-type="string">
            <text:p/>
          </table:table-cell>
          <table:table-cell office:value="7" office:value-type="float"/>
          <table:table-cell office:value="10" office:value-type="float"/>
          <table:table-cell office:value="9" office:value-type="float"/>
        </table:table-row>
        <table:table-row>
          <table:table-cell office:value-type="string">
            <text:p>Task 13</text:p>
          </table:table-cell>
          <table:table-cell office:value-type="string">
            <text:p>M</text:p>
          </table:table-cell>
          <table:table-cell office:value-type="string">
            <text:p>AB</text:p>
          </table:table-cell>
          <table:table-cell office:value="7" office:value-type="float"/>
          <table:table-cell office:value="9" office:value-type="float"/>
          <table:table-cell office:value="8" office:value-type="float"/>
        </table:table-row>
        <table:table-row>
          <table:table-cell office:value-type="string">
            <text:p>Task 14</text:p>
          </table:table-cell>
          <table:table-cell office:value-type="string">
            <text:p>N</text:p>
          </table:table-cell>
          <table:table-cell office:value-type="string">
            <text:p>FHJ</text:p>
          </table:table-cell>
          <table:table-cell office:value="8" office:value-type="float"/>
          <table:table-cell office:value="12" office:value-type="float"/>
          <table:table-cell office:value="10" office:value-type="float"/>
        </table:table-row>
        <table:table-row>
          <table:table-cell office:value-type="string">
            <text:p>Task 15</text:p>
          </table:table-cell>
          <table:table-cell office:value-type="string">
            <text:p>O</text:p>
          </table:table-cell>
          <table:table-cell office:value-type="string">
            <text:p/>
          </table:table-cell>
          <table:table-cell office:value="4" office:value-type="float"/>
          <table:table-cell office:value="6" office:value-type="float"/>
          <table:table-cell office:value="5" office:value-type="float"/>
        </table:table-row>
        <table:table-row>
          <table:table-cell office:value-type="string">
            <text:p>Task 16</text:p>
          </table:table-cell>
          <table:table-cell office:value-type="string">
            <text:p>P</text:p>
          </table:table-cell>
          <table:table-cell office:value-type="string">
            <text:p/>
          </table:table-cell>
          <table:table-cell office:value="2" office:value-type="float"/>
          <table:table-cell office:value="3" office:value-type="float"/>
          <table:table-cell office:value="3" office:value-type="float"/>
        </table:table-row>
        <table:table-row>
          <table:table-cell office:value-type="string">
            <text:p>Task 17</text:p>
          </table:table-cell>
          <table:table-cell office:value-type="string">
            <text:p>Q</text:p>
          </table:table-cell>
          <table:table-cell office:value-type="string">
            <text:p>KNO</text:p>
          </table:table-cell>
          <table:table-cell office:value="3" office:value-type="float"/>
          <table:table-cell office:value="4" office:value-type="float"/>
          <table:table-cell office:value="4" office:value-type="float"/>
        </table:table-row>
        <table:table-row>
          <table:table-cell office:value-type="string">
            <text:p>Task 18</text:p>
          </table:table-cell>
          <table:table-cell office:value-type="string">
            <text:p>R</text:p>
          </table:table-cell>
          <table:table-cell office:value-type="string">
            <text:p>C</text:p>
          </table:table-cell>
          <table:table-cell office:value="9" office:value-type="float"/>
          <table:table-cell office:value="12" office:value-type="float"/>
          <table:table-cell office:value="11" office:value-type="float"/>
        </table:table-row>
        <table:table-row>
          <table:table-cell office:value-type="string">
            <text:p>Task 19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office:value="4" office:value-type="float"/>
          <table:table-cell office:value="6" office:value-type="float"/>
          <table:table-cell office:value="5" office:value-type="float"/>
        </table:table-row>
        <table:table-row>
          <table:table-cell office:value-type="string">
            <text:p>Task 20</text:p>
          </table:table-cell>
          <table:table-cell office:value-type="string">
            <text:p>T</text:p>
          </table:table-cell>
          <table:table-cell office:value-type="string">
            <text:p>BM</text:p>
          </table:table-cell>
          <table:table-cell office:value="8" office:value-type="float"/>
          <table:table-cell office:value="11" office:value-type="float"/>
          <table:table-cell office:value="9" office:value-type="float"/>
        </table:table-row>
        <table:table-row>
          <table:table-cell office:value-type="string">
            <text:p>Task 21</text:p>
          </table:table-cell>
          <table:table-cell office:value-type="string">
            <text:p>U</text:p>
          </table:table-cell>
          <table:table-cell office:value-type="string">
            <text:p>EKO</text:p>
          </table:table-cell>
          <table:table-cell office:value="6" office:value-type="float"/>
          <table:table-cell office:value="9" office:value-type="float"/>
          <table:table-cell office:value="7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5-26T00:52:52.053143</meta:creation-date>
    <dc:date>2023-05-26T00:52:52.056134</dc:date>
    <meta:generator>http://pypi.python.org/pypi/ezodf/0.1.0$Python3.11.3 (tags/v3.11.3:f3909b8, Apr  4 2023, 23:49:59) [MSC v.1934 64 bit (AMD64)]</meta:generator>
    <meta:document-statistic/>
    <meta:editing-cycles>1</meta:editing-cycles>
  </office:meta>
</office:document-meta>
</file>